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/>
    </style:style>
    <style:style style:name="P2" style:family="paragraph" style:parent-style-name="Text_20_body">
      <style:text-properties style:text-underline-style="none" fo:font-weight="normal" style:font-weight-asian="normal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 style:list-style-name="L4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 style:list-style-name="L4"/>
    <style:style style:name="P6" style:family="paragraph" style:parent-style-name="Standard" style:list-style-name="L1"/>
    <style:style style:name="P7" style:family="paragraph" style:parent-style-name="Standard">
      <style:text-properties style:text-underline-style="none"/>
    </style:style>
    <style:style style:name="P8" style:family="paragraph" style:parent-style-name="Standard" style:list-style-name="L2">
      <style:text-properties style:text-underline-style="none"/>
    </style:style>
    <style:style style:name="P9" style:family="paragraph" style:parent-style-name="Standard" style:list-style-name="L3">
      <style:text-properties style:text-underline-style="none"/>
    </style:style>
    <style:style style:name="P10" style:family="paragraph" style:parent-style-name="Standard"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6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The <text:span text:style-name="Source_20_Text">zip()</text:span> function in Python is a handy tool for combining multiple iterables (like lists or tuples) into tuples, element-wise. Here's how it works in a few common scenarios:</text:p>
      <text:p text:style-name="Text_20_body">1. <text:span text:style-name="T1">Pairing Elements from Two Lists</text:span></text:p>
      <text:p text:style-name="Standard">names = ['Alice', 'Bob', 'Charlie']<text:line-break/>scores = [85, 90, 95]<text:line-break/><text:line-break/>paired = list(zip(names, scores))<text:line-break/>print(paired)<text:line-break/># Output: [('Alice', 85), ('Bob', 90), ('Charlie', 95)]</text:p>
      <text:p text:style-name="Standard"/>
      <text:p text:style-name="Standard">This is useful when you want to link elements from two separate lists logically—like names and their corresponding scores.</text:p>
      <text:p text:style-name="Standard"/>
      <text:list xml:id="list2931372471769297924" text:style-name="L1">
        <text:list-item>
          <text:p text:style-name="P6"><text:span text:style-name="T1">Iterating Over Multiple Lists Together</text:span></text:p>
        </text:list-item>
      </text:list>
      <text:p text:style-name="P7">list1 = [1, 2, 3]<text:line-break/>list2 = ['a', 'b', 'c']<text:line-break/><text:line-break/>for num, char in zip(list1, list2):<text:line-break/> <text:s text:c="3"/>print(f"{num} -&gt; {char}")</text:p>
      <text:p text:style-name="P7"/>
      <text:p text:style-name="P7">This prints:</text:p>
      <text:p text:style-name="P7">1 -&gt; a<text:line-break/>2 -&gt; b<text:line-break/>3 -&gt; c</text:p>
      <text:p text:style-name="P7"/>
      <text:list xml:id="list5896830284169967296" text:style-name="L2">
        <text:list-item>
          <text:p text:style-name="P8"><text:span text:style-name="T1">Unzipping Values</text:span></text:p>
        </text:list-item>
      </text:list>
      <text:p text:style-name="P7">zipped = [('A', 1), ('B', 2), ('C', 3)]<text:line-break/>letters, numbers = zip(*zipped)<text:line-break/>print(letters) <text:s/># ('A', 'B', 'C')<text:line-break/>print(numbers) <text:s/># (1, 2, 3)</text:p>
      <text:p text:style-name="P7"/>
      <text:p text:style-name="P1">Using the unpacking operator <text:span text:style-name="Source_20_Text">*</text:span>, you can reverse a <text:span text:style-name="Source_20_Text">zip</text:span> operation—handy when you need to separate grouped data back into individual pieces.</text:p>
      <text:p text:style-name="P7"/>
      <text:p text:style-name="P7"/>
      <text:list xml:id="list4591605656902812146" text:style-name="L3">
        <text:list-item>
          <text:p text:style-name="P9"><text:span text:style-name="T1">Zipping Uneven Lists</text:span></text:p>
          <text:p text:style-name="P9">a = [1, 2]<text:line-break/>b = ['x', 'y', 'z']<text:line-break/>print(list(zip(a, b)))<text:line-break/># Output: [(1, 'x'), (2, 'y')]</text:p>
        </text:list-item>
      </text:list>
      <text:p text:style-name="P7"/>
      <text:p text:style-name="P7"/>
      <text:p text:style-name="P7"/>
      <text:p text:style-name="P7"/>
      <text:p text:style-name="P7"/>
      <text:p text:style-name="P1"><text:span text:style-name="T5">lambda functions</text:span> in Python are anonymous, concise functions that are often used when a full <text:span text:style-name="Source_20_Text">def</text:span> block would be too bulky. They’re especially handy for short operations. Here are a few examples to illustrate how they’re commonly used:</text:p>
      <text:p text:style-name="Text_20_body">1. <text:span text:style-name="Strong_20_Emphasis">Basic Arithmetic</text:span></text:p>
      <text:p text:style-name="P7">add = lambda x, y: x + y<text:line-break/><text:soft-page-break/>print(add(3, 5)) <text:s/># Output: 8</text:p>
      <text:p text:style-name="P7"/>
      <text:p text:style-name="P1">2. <text:span text:style-name="Strong_20_Emphasis">Sorting with Custom Keys</text:span></text:p>
      <text:p text:style-name="P7">data = [(1, 2), (3, 1), (5, 0)]<text:line-break/>sorted_data = sorted(data, key=lambda x: x[1])<text:line-break/>print(sorted_data) <text:s/># Output: [(5, 0), (3, 1), (1, 2)]</text:p>
      <text:p text:style-name="P7"/>
      <text:p text:style-name="P7"/>
      <text:p text:style-name="P1">3. <text:span text:style-name="Strong_20_Emphasis">Filtering a List</text:span></text:p>
      <text:p text:style-name="P7">nums = [1, 2, 3, 4, 5, 6]<text:line-break/>even_nums = list(filter(lambda x: x % 2 == 0, nums))<text:line-break/>print(even_nums) <text:s/># Output: [2, 4, 6]</text:p>
      <text:p text:style-name="P7"/>
      <text:p text:style-name="P1">4. <text:span text:style-name="Strong_20_Emphasis">Mapping Values</text:span></text:p>
      <text:p text:style-name="P7">squares = list(map(lambda x: x**2, range(5)))<text:line-break/>print(squares) <text:s/># Output: [0, 1, 4, 9, 16]</text:p>
      <text:p text:style-name="P7"/>
      <text:p text:style-name="P1">5. <text:span text:style-name="Strong_20_Emphasis">Using with </text:span><text:span text:style-name="Strong_20_Emphasis"><text:span text:style-name="Source_20_Text">reduce</text:span></text:span></text:p>
      <text:p text:style-name="Text_20_body">from functools import reduce</text:p>
      <text:p text:style-name="Text_20_body"><text:s/>product = reduce(lambda x, y: x * y, [1, 2, 3, 4])</text:p>
      <text:p text:style-name="Text_20_body"><text:s/>print(product) # Output: 24 </text:p>
      <text:p text:style-name="P7"/>
      <text:p text:style-name="P7"/>
      <text:p text:style-name="P7"/>
      <text:p text:style-name="P11">SORT FUNCTION</text:p>
      <text:p text:style-name="P11"/>
      <text:p text:style-name="P3"><text:span text:style-name="T3">The </text:span><text:span text:style-name="Source_20_Text"><text:span text:style-name="T3">sort()</text:span></text:span><text:span text:style-name="T3"> function is a built-in method in Python used to sort lists in place, meaning it changes the original list rather than returning a new one. It’s super handy and quite flexible.</text:span></text:p>
      <text:p text:style-name="Text_20_body">Here are several ways to use it:</text:p>
      <text:p text:style-name="Text_20_body">1. <text:span text:style-name="Strong_20_Emphasis">Basic Sorting (Ascending)</text:span></text:p>
      <text:p text:style-name="Text_20_body">nums = [4, 1, 3, 9, 0]</text:p>
      <text:p text:style-name="Text_20_body"><text:s/>nums.sort() print(nums) # Output: [0, 1, 3, 4, 9] </text:p>
      <text:p text:style-name="P3">2. <text:span text:style-name="Strong_20_Emphasis"><text:span text:style-name="T2">Sorting in Descending Order</text:span></text:span></text:p>
      <text:p text:style-name="Text_20_body">nums = [4, 1, 3, 9, 0] nums.sort(reverse=True) print(nums) # Output: [9, 4, 3, 1, 0] </text:p>
      <text:p text:style-name="Text_20_body">3. <text:span text:style-name="Strong_20_Emphasis">Sorting Strings Alphabetically</text:span></text:p>
      <text:p text:style-name="Text_20_body">words = ['banana', 'apple', 'cherry'] </text:p>
      <text:p text:style-name="Text_20_body">words.sort() </text:p>
      <text:p text:style-name="Text_20_body">print(words) # Output: ['apple', 'banana', 'cherry'] </text:p>
      <text:p text:style-name="Text_20_body">4. <text:span text:style-name="Strong_20_Emphasis">Custom Sorting Using </text:span><text:span text:style-name="Strong_20_Emphasis"><text:span text:style-name="Source_20_Text">key</text:span></text:span></text:p>
      <text:p text:style-name="P3">Sort by length of strings:</text:p>
      <text:p text:style-name="Text_20_body">words = ['banana', 'apple', 'cherry'] words.sort(key=len) </text:p>
      <text:p text:style-name="Text_20_body">print(words) # Output: ['apple', 'banana', 'cherry'] </text:p>
      <text:p text:style-name="Text_20_body">Sort by last character:</text:p>
      <text:p text:style-name="Text_20_body"><text:soft-page-break/>words = ['banana', 'apple', 'cherry'] </text:p>
      <text:p text:style-name="Text_20_body">words.sort(key=lambda x: x[-1])</text:p>
      <text:p text:style-name="Text_20_body"><text:s/>print(words) # Output: ['banana', 'apple', 'cherry'] </text:p>
      <text:p text:style-name="Text_20_body">5. <text:span text:style-name="Strong_20_Emphasis">Sorting Complex Structures</text:span></text:p>
      <text:p text:style-name="Text_20_body">Say you have a list of tuples and want to sort by the second element:</text:p>
      <text:p text:style-name="P10">data = [(1, 3), (2, 2), (3, 1)]<text:line-break/>data.sort(key=lambda x: x[1])<text:line-break/>print(data) <text:s/># Output: [(3, 1), (2, 2), (1, 3)]</text:p>
      <text:p text:style-name="P10"/>
      <text:p text:style-name="P10"/>
      <text:p text:style-name="P11">APPEND FUNCTION</text:p>
      <text:p text:style-name="P11"/>
      <text:p text:style-name="P3"><text:span text:style-name="T3">The </text:span><text:span text:style-name="Source_20_Text"><text:span text:style-name="T3">append()</text:span></text:span><text:span text:style-name="T3"> function is a list method in Python that lets you add an item to the end of a list. It modifies the list in place, making it efficient and simple to use.</text:span></text:p>
      <text:p text:style-name="Text_20_body">Here are several quick examples to show it in action:</text:p>
      <text:p text:style-name="Text_20_body">1. <text:span text:style-name="Strong_20_Emphasis">Basic Use</text:span></text:p>
      <text:p text:style-name="Text_20_body">fruits = ['apple', 'banana'] fruits.append('cherry') print(fruits) # Output: ['apple', 'banana', 'cherry'] </text:p>
      <text:list xml:id="list5859599323613409616" text:style-name="L4">
        <text:list-item>
          <text:p text:style-name="P5"><text:span text:style-name="Strong_20_Emphasis">Appending Numbers</text:span></text:p>
          <text:p text:style-name="P4"><text:span text:style-name="T3">numbers = [1, 2, 3]<text:line-break/>numbers.append(4)<text:line-break/>print(numbers) <text:s/># Output: [1, 2, 3, 4</text:span>]</text:p>
        </text:list-item>
        <text:list-item>
          <text:p text:style-name="P4"><text:span text:style-name="T2"><text:s/></text:span><text:span text:style-name="Strong_20_Emphasis"><text:span text:style-name="T4">Appending a List (Not Extending!)</text:span></text:span></text:p>
        </text:list-item>
      </text:list>
      <text:p text:style-name="Text_20_body">a = [1, 2] b = [3, 4]</text:p>
      <text:p text:style-name="Text_20_body"><text:s/>a.append(b)</text:p>
      <text:p text:style-name="Text_20_body"><text:s/>print(a) # Output: [1, 2, [3, 4]] ← note the nested list </text:p>
      <text:p text:style-name="Text_20_body">If you want to <text:span text:style-name="Emphasis">flatten</text:span> instead, use <text:span text:style-name="Source_20_Text">extend()</text:span>:</text:p>
      <text:p text:style-name="Text_20_body">a = [1, 2] a.extend([3, 4]) </text:p>
      <text:p text:style-name="Text_20_body">print(a) # Output: [1, 2, 3, 4] </text:p>
      <text:p text:style-name="Text_20_body">4. <text:span text:style-name="Strong_20_Emphasis">Appending Inside a Loop</text:span></text:p>
      <text:p text:style-name="Text_20_body">squares = []</text:p>
      <text:p text:style-name="Text_20_body"><text:s/>for i in range(5): </text:p>
      <text:p text:style-name="Text_20_body">squares.append(i**2) </text:p>
      <text:p text:style-name="Text_20_body">print(squares) # Output: [0, 1, 4, 9, 16] </text:p>
      <text:p text:style-name="P3"/>
      <text:p text:style-name="P3">MAP FUNCTION</text:p>
      <text:p text:style-name="P3"/>
      <text:p text:style-name="P3"><text:span text:style-name="T3">The </text:span><text:span text:style-name="Source_20_Text"><text:span text:style-name="T3">map()</text:span></text:span><text:span text:style-name="T3"> function in Python applies a given function to every item in an iterable (like a list or tuple) and returns a map object (an iterator). It’s especially useful for transforming data in a concise, readable way.</text:span></text:p>
      <text:p text:style-name="Text_20_body">Here are a few examples:</text:p>
      <text:p text:style-name="Text_20_body"><text:soft-page-break/>1. <text:span text:style-name="Strong_20_Emphasis">Basic Usage with a Function</text:span></text:p>
      <text:p text:style-name="Text_20_body">def square(x): return x * x nums = [1, 2, 3, 4]</text:p>
      <text:p text:style-name="Text_20_body"><text:s/>result = map(square, nums)</text:p>
      <text:p text:style-name="Text_20_body"><text:s/>print(list(result)) # Output: [1, 4, 9, 16] </text:p>
      <text:p text:style-name="Text_20_body">2. <text:span text:style-name="Strong_20_Emphasis">Using </text:span><text:span text:style-name="Strong_20_Emphasis"><text:span text:style-name="Source_20_Text">map()</text:span></text:span><text:span text:style-name="Strong_20_Emphasis"> with a Lambda Function</text:span></text:p>
      <text:p text:style-name="Text_20_body">nums = [1, 2, 3, 4]</text:p>
      <text:p text:style-name="Text_20_body"><text:s/>squared = list(map(lambda x: x**2, nums)) </text:p>
      <text:p text:style-name="Text_20_body">print(squared) # Output: [1, 4, 9, 16] </text:p>
      <text:p text:style-name="Text_20_body">3. <text:span text:style-name="Strong_20_Emphasis">Mapping Over Multiple Iterables</text:span></text:p>
      <text:p text:style-name="P2">a = [1, 2, 3]<text:line-break/>b = [4, 5, 6]<text:line-break/>sums = list(map(lambda x, y: x + y, a, b))<text:line-break/>print(sums) <text:s/># Output: [5, 7, 9]</text:p>
      <text:p text:style-name="P2">4. <text:span text:style-name="Strong_20_Emphasis">Converting Strings to Uppercase</text:span></text:p>
      <text:p text:style-name="Text_20_body">words = ['hello', 'world'] </text:p>
      <text:p text:style-name="Text_20_body">uppercase = list(map(str.upper, words)) </text:p>
      <text:p text:style-name="Text_20_body">print(uppercase) # Output: ['HELLO', 'WORLD'] </text:p>
      <text:p text:style-name="P2"/>
      <text:p text:style-name="P3">FILTER FUNCTION</text:p>
      <text:p text:style-name="P2">The <text:span text:style-name="Source_20_Text">filter()</text:span> function in Python is used to sift items out of an iterable based on a condition. It takes two arguments: a function that returns either <text:span text:style-name="Source_20_Text">True</text:span> or <text:span text:style-name="Source_20_Text">False</text:span>, and the iterable to filter. Only items that pass the test (i.e. where the function returns <text:span text:style-name="Source_20_Text">True</text:span>) are kept.</text:p>
      <text:p text:style-name="Text_20_body">Here are some clean examples:</text:p>
      <text:p text:style-name="Text_20_body">1. <text:span text:style-name="Strong_20_Emphasis">Filter Even Numbers</text:span></text:p>
      <text:p text:style-name="Text_20_body">nums = [1, 2, 3, 4, 5, 6] </text:p>
      <text:p text:style-name="Text_20_body">evens = list(filter(lambda x: x % 2 == 0, nums)) </text:p>
      <text:p text:style-name="Text_20_body">print(evens) # Output: [2, 4, 6] </text:p>
      <text:p text:style-name="Text_20_body">2. <text:span text:style-name="Strong_20_Emphasis">Filter Strings with a Specific Prefix</text:span></text:p>
      <text:p text:style-name="Text_20_body">words = ['apple', 'banana', 'apricot', 'cherry'] </text:p>
      <text:p text:style-name="Text_20_body">a_words = list(filter(lambda word: word.startswith('a'), words)) </text:p>
      <text:p text:style-name="Text_20_body">print(a_words) # Output: ['apple', 'apricot'] </text:p>
      <text:p text:style-name="P2">3. <text:span text:style-name="Strong_20_Emphasis">Using a Named Function</text:span></text:p>
      <text:p text:style-name="Text_20_body">def is_positive(n): return n &gt; 0 nums = [-3, -2, 0, 1, 4]</text:p>
      <text:p text:style-name="Text_20_body"><text:s/>positives = list(filter(is_positive, nums)) </text:p>
      <text:p text:style-name="Text_20_body">print(positives) # Output: [1, 4] </text:p>
      <text:p text:style-name="Text_20_body">4. <text:span text:style-name="Strong_20_Emphasis">Filtering Booleans from Mixed Data</text:span></text:p>
      <text:p text:style-name="Text_20_body">data = [0, '', 'hello', [], [1, 2], None] </text:p>
      <text:p text:style-name="Text_20_body">truthy = list(filter(bool, data)) </text:p>
      <text:p text:style-name="Text_20_body"><text:soft-page-break/>print(truthy) # Output: ['hello', [1, 2]] </text:p>
      <text:p text:style-name="P2"/>
      <text:p text:style-name="P3">ENUMERATE FUNCTION</text:p>
      <text:p text:style-name="P3"><text:span text:style-name="T3">The </text:span><text:span text:style-name="Source_20_Text"><text:span text:style-name="T3">enumerate()</text:span></text:span><text:span text:style-name="T3"> function in Python is a gem when you want to loop over something </text:span><text:span text:style-name="Strong_20_Emphasis"><text:span text:style-name="T2">and</text:span></text:span><text:span text:style-name="T3"> keep track of the index — no need for manually managing counters.</text:span></text:p>
      <text:p text:style-name="Text_20_body">Let’s break it down with examples:</text:p>
      <text:p text:style-name="Text_20_body">1. <text:span text:style-name="Strong_20_Emphasis">Basic Usage</text:span></text:p>
      <text:p text:style-name="Text_20_body">items = ['apple', 'banana', 'cherry']</text:p>
      <text:p text:style-name="Text_20_body"><text:s/>for index, value in enumerate(items): </text:p>
      <text:p text:style-name="Text_20_body">print(index, value)</text:p>
      <text:p text:style-name="P3"><text:span text:style-name="T3"># Output:</text:span></text:p>
      <text:p text:style-name="P3"><text:span text:style-name="T3"># 0 apple</text:span></text:p>
      <text:p text:style-name="P3"><text:span text:style-name="T3"># 1 banana</text:span></text:p>
      <text:p text:style-name="P3"><text:span text:style-name="T3"># 2 cherry</text:span></text:p>
      <text:p text:style-name="P3"><text:span text:style-name="T3"/></text:p>
      <text:p text:style-name="P3"><text:span text:style-name="T3">2. </text:span><text:span text:style-name="Strong_20_Emphasis"><text:span text:style-name="T2">Start Index from a Custom Number</text:span></text:span></text:p>
      <text:p text:style-name="Text_20_body">items = ['a', 'b', 'c'] </text:p>
      <text:p text:style-name="Text_20_body">for idx, val in enumerate(items, start=1): </text:p>
      <text:p text:style-name="Text_20_body">print(idx, val)</text:p>
      <text:p text:style-name="Text_20_body"><text:s/># Output: # 1 a</text:p>
      <text:p text:style-name="Text_20_body"><text:s/># 2 b</text:p>
      <text:p text:style-name="Text_20_body"><text:s/># 3 c </text:p>
      <text:p text:style-name="Text_20_body">3. <text:span text:style-name="Strong_20_Emphasis">Enumerating in List Comprehensions</text:span></text:p>
      <text:p text:style-name="P3"><text:span text:style-name="T3">names = ['Alice', 'Bob', 'Charlie']<text:line-break/>formatted = [f"{i+1}. {name}" for i, name in enumerate(names)]<text:line-break/>print(formatted)<text:line-break/># Output: ['1. Alice', '2. Bob', '3. Charlie']</text:span></text:p>
      <text:p text:style-name="P3"><text:span text:style-name="T3">4. </text:span><text:span text:style-name="Strong_20_Emphasis"><text:span text:style-name="T2">Use Case: Comparing Two Lists by Index</text:span></text:span></text:p>
      <text:p text:style-name="P3"><text:span text:style-name="T3">a = [10, 20, 30]<text:line-break/>b = [1, 2, 3]<text:line-break/>for i, val in enumerate(a):<text:line-break/> <text:s text:c="3"/>print(val, b[i])<text:line-break/># Output:<text:line-break/># 10 1<text:line-break/># 20 2<text:line-break/># 30 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VIN WANDWASI</meta:initial-creator>
    <meta:creation-date>2025-06-20T09:22:53.27</meta:creation-date>
    <meta:document-statistic meta:table-count="0" meta:image-count="0" meta:object-count="0" meta:page-count="5" meta:paragraph-count="126" meta:word-count="1121" meta:character-count="6433"/>
    <dc:date>2025-06-20T09:50:57.50</dc:date>
    <dc:creator>KEVIN WANDWASI</dc:creator>
    <meta:editing-duration>PT3M3S</meta:editing-duration>
    <meta:editing-cycles>1</meta:editing-cycles>
    <meta:generator>OpenOffice/4.1.15$Win32 OpenOffice.org_project/4115m2$Build-9813</meta:generator>
  </office:meta>
</office:document-meta>
</file>